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0091" officeooo:paragraph-rsid="001f00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twurf BS_P1_Gruppe3 Lars Kowoll, Michael Babic</text:p>
      <text:p text:style-name="P1"/>
      <text:p text:style-name="P1">typesort.sh;</text:p>
      <text:p text:style-name="P1"/>
      <text:p text:style-name="P1">Unsere Idee:</text:p>
      <text:p text:style-name="P1"><text:tab/>Wir haben eine while schleife die mit dem ersten Argument beginnt,</text:p>
      <text:p text:style-name="P1"><text:tab/>Wir nehmen das erste Argument und schauen ob es -h ist</text:p>
      <text:p text:style-name="P1"><text:tab/></text:p>
      <text:p text:style-name="P1"><text:tab/>if -h: gib hilfstext aus</text:p>
      <text:p text:style-name="P1"/>
      <text:p text:style-name="P1"><text:tab/>else: </text:p>
      <text:p text:style-name="P1"><text:tab/>erstelle variable grepOption:</text:p>
      <text:p text:style-name="P1"><text:tab/>case n: grep "text"</text:p>
      <text:p text:style-name="P1"><text:tab/>case t: grep -v "text"</text:p>
      <text:p text:style-name="P1"/>
      <text:p text:style-name="P1"><text:tab/>dann mit filter * mimetype | grep grepOption arbeiten und es an sort <text:tab/><text:tab/>weitergeben.</text:p>
      <text:p text:style-name="P1"><text:tab/>Hier zb auch auf reverse achten.</text:p>
      <text:p text:style-name="P1"/>
      <text:p text:style-name="P1"><text:tab/>Shift to next argument and goto while begin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8T15:27:37.344338400</meta:creation-date>
    <dc:date>2019-10-28T15:28:12.529926112</dc:date>
    <meta:editing-duration>PT36S</meta:editing-duration>
    <meta:editing-cycles>1</meta:editing-cycles>
    <meta:document-statistic meta:table-count="0" meta:image-count="0" meta:object-count="0" meta:page-count="1" meta:paragraph-count="14" meta:word-count="77" meta:character-count="462" meta:non-whitespace-character-count="384"/>
    <meta:generator>LibreOffice/6.2.7.1$Linux_X86_64 LibreOffice_project/20$Build-1</meta:generator>
  </office:meta>
</office:document-meta>
</file>